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8.001cm" fo:margin-left="4.251cm" table:align="left" style:writing-mode="lr-tb"/>
    </style:style>
    <style:style style:name="Tabulka1.A" style:family="table-column">
      <style:table-column-properties style:column-width="8.00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-asian="Arial"/>
    </style:style>
    <style:style style:name="P4" style:family="paragraph" style:parent-style-name="Standard">
      <style:text-properties officeooo:rsid="0002ea4d" officeooo:paragraph-rsid="0002ea4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text-properties style:font-name-asian="Arial"/>
    </style:style>
    <style:style style:name="P7" style:family="paragraph" style:parent-style-name="Footer">
      <style:text-properties fo:font-weight="bold" style:font-weight-asian="bold"/>
    </style:style>
    <style:style style:name="P8" style:family="paragraph" style:parent-style-name="Footer">
      <style:text-properties style:text-underline-style="solid" style:text-underline-width="auto" style:text-underline-color="font-color"/>
    </style:style>
    <style:style style:name="P9" style:family="paragraph" style:parent-style-name="Footer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Footer">
      <style:paragraph-properties fo:text-align="justify" style:justify-single-word="false"/>
    </style:style>
    <style:style style:name="P12" style:family="paragraph" style:parent-style-name="Footer">
      <style:text-properties fo:background-color="#ffff00"/>
    </style:style>
    <style:style style:name="P13" style:family="paragraph" style:parent-style-name="Footer">
      <style:paragraph-properties>
        <style:tab-stops>
          <style:tab-stop style:position="1.251cm" style:type="center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fo:font-style="italic" style:font-style-asian="italic"/>
    </style:style>
    <style:style style:name="P15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fo:font-style="italic" style:font-name-asian="Arial" style:font-style-asian="italic"/>
    </style:style>
    <style:style style:name="P16" style:family="paragraph" style:parent-style-name="Footer">
      <style:text-properties officeooo:paragraph-rsid="0004dfcd"/>
    </style:style>
    <style:style style:name="P17" style:family="paragraph" style:parent-style-name="Footer">
      <style:text-properties officeooo:paragraph-rsid="0005b2b4"/>
    </style:style>
    <style:style style:name="P18" style:family="paragraph" style:parent-style-name="Footer">
      <style:text-properties officeooo:paragraph-rsid="000834aa"/>
    </style:style>
    <style:style style:name="P19" style:family="paragraph" style:parent-style-name="Footer">
      <style:text-properties officeooo:paragraph-rsid="0008e10c"/>
    </style:style>
    <style:style style:name="P20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officeooo:rsid="0008e10c" officeooo:paragraph-rsid="0008e10c"/>
    </style:style>
    <style:style style:name="P21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officeooo:rsid="000a3b6c" officeooo:paragraph-rsid="000a3b6c"/>
    </style:style>
    <style:style style:name="P22" style:family="paragraph" style:parent-style-name="Footer">
      <style:paragraph-properties fo:break-before="page"/>
      <style:text-properties fo:font-weight="bold" style:font-weight-asian="bold"/>
    </style:style>
    <style:style style:name="P23" style:family="paragraph" style:parent-style-name="Subjekt">
      <style:paragraph-properties fo:margin-left="0.501cm" fo:margin-right="-0.503cm" fo:text-indent="0cm" style:auto-text-indent="false"/>
    </style:style>
    <style:style style:name="P24" style:family="paragraph" style:parent-style-name="Usnesení">
      <style:paragraph-properties fo:margin-top="0cm" fo:margin-bottom="0.212cm" style:contextual-spacing="false" fo:text-align="center" style:justify-single-word="false"/>
      <style:text-properties fo:font-size="16pt" fo:letter-spacing="0.247cm" style:font-size-asian="16pt"/>
    </style:style>
    <style:style style:name="P25" style:family="paragraph" style:parent-style-name="Paticka1">
      <style:paragraph-properties fo:keep-with-next="always"/>
    </style:style>
    <style:style style:name="P26" style:family="paragraph" style:parent-style-name="Paticka1">
      <style:paragraph-properties fo:margin-left="0cm" fo:margin-right="0cm" fo:margin-top="0.212cm" fo:margin-bottom="0cm" style:contextual-spacing="false" fo:text-align="justify" style:justify-single-word="false" fo:text-indent="0cm" style:auto-text-indent="false" fo:keep-with-next="always"/>
      <style:text-properties fo:font-size="10pt" fo:font-style="italic" fo:font-weight="bold" style:font-name-asian="Arial" style:font-size-asian="10pt" style:font-style-asian="italic" style:font-weight-asian="bold"/>
    </style:style>
    <style:style style:name="P27" style:family="paragraph" style:parent-style-name="Odstavec1b">
      <style:text-properties officeooo:paragraph-rsid="0002ea4d"/>
    </style:style>
    <style:style style:name="P28" style:family="paragraph" style:parent-style-name="NositelUkolu_5f_1Bez">
      <style:paragraph-properties fo:background-color="#ffffff">
        <style:background-image/>
      </style:paragraph-properties>
    </style:style>
    <style:style style:name="P29" style:family="paragraph" style:parent-style-name="Standard" style:list-style-name="WW8Num4"/>
    <style:style style:name="P30" style:family="paragraph" style:parent-style-name="Meziradek" style:master-page-name="Standard">
      <style:paragraph-properties fo:text-align="center" style:justify-single-word="false" style:page-number="auto"/>
      <style:text-properties fo:font-size="14pt" style:text-underline-style="none" fo:background-color="#ffff00" style:font-size-asian="14pt"/>
    </style:style>
    <style:style style:name="P31" style:family="paragraph" style:parent-style-name="Footer" style:list-style-name="WW8Num3">
      <style:paragraph-properties fo:margin-left="0.801cm" fo:margin-right="0cm" fo:orphans="2" fo:widows="2" fo:hyphenation-ladder-count="no-limit" fo:text-indent="-0.6cm" style:auto-text-indent="false" style:text-autospace="none" style:punctuation-wrap="simple" style:vertical-align="baseline" style:writing-mode="lr-tb">
        <style:tab-stops>
          <style:tab-stop style:position="1.251cm" style:type="right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Footer" style:list-style-name="WW8Num3">
      <style:paragraph-properties fo:margin-left="0.801cm" fo:margin-right="0cm" fo:orphans="2" fo:widows="2" fo:hyphenation-ladder-count="no-limit" fo:text-indent="-0.6cm" style:auto-text-indent="false" style:text-autospace="none" style:punctuation-wrap="simple" style:vertical-align="baseline" style:writing-mode="lr-tb">
        <style:tab-stops>
          <style:tab-stop style:position="1.251cm" style:type="right"/>
        </style:tab-stops>
      </style:paragraph-properties>
      <style:text-properties officeooo:paragraph-rsid="0004dfcd" fo:hyphenate="false" fo:hyphenation-remain-char-count="2" fo:hyphenation-push-char-count="2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 style:font-name-asian="Arial"/>
    </style:style>
    <style:style style:name="T3" style:family="text">
      <style:text-properties officeooo:rsid="00020d0a" fo:background-color="#ffff00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4dfc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background-color="#ffff00" loext:char-shading-value="0" style:font-style-asian="normal" style:font-style-complex="normal"/>
    </style:style>
    <style:style style:name="T10" style:family="text">
      <style:text-properties officeooo:rsid="00020d0a"/>
    </style:style>
    <style:style style:name="T11" style:family="text">
      <style:text-properties officeooo:rsid="00020d0a" fo:background-color="transparent" loext:char-shading-value="0"/>
    </style:style>
    <style:style style:name="T12" style:family="text">
      <style:text-properties officeooo:rsid="0002ea4d" fo:background-color="transparent" loext:char-shading-value="0"/>
    </style:style>
    <style:style style:name="T13" style:family="text">
      <style:text-properties officeooo:rsid="0002ea4d"/>
    </style:style>
    <style:style style:name="T14" style:family="text">
      <style:text-properties style:text-underline-style="none" fo:background-color="transparent" loext:char-shading-value="0"/>
    </style:style>
    <style:style style:name="T15" style:family="text">
      <style:text-properties style:text-underline-style="none" officeooo:rsid="0002ea4d" fo:background-color="transparent" loext:char-shading-value="0"/>
    </style:style>
    <style:style style:name="T16" style:family="text">
      <style:text-properties officeooo:rsid="0004dfcd"/>
    </style:style>
    <style:style style:name="T17" style:family="text">
      <style:text-properties officeooo:rsid="0005ae62"/>
    </style:style>
    <style:style style:name="T18" style:family="text">
      <style:text-properties officeooo:rsid="0005b2b4"/>
    </style:style>
    <style:style style:name="T19" style:family="text">
      <style:text-properties officeooo:rsid="000834aa"/>
    </style:style>
    <style:style style:name="T20" style:family="text">
      <style:text-properties officeooo:rsid="0008e10c"/>
    </style:style>
    <style:style style:name="T21" style:family="text">
      <style:text-properties officeooo:rsid="000a3b6c"/>
    </style:style>
    <style:style style:name="T22" style:family="text">
      <style:text-properties officeooo:rsid="000b9318"/>
    </style:style>
    <style:style style:name="T23" style:family="text">
      <style:text-properties officeooo:rsid="00020d0a" fo:background-color="#ffff66" loext:char-shading-value="0"/>
    </style:style>
    <style:style style:name="T24" style:family="text">
      <style:text-properties officeooo:rsid="000f90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Město ………………</text:p>
      <text:p text:style-name="Meziradek"/>
      <text:p text:style-name="Velké1"><text:span text:style-name="T10">ZASTUPITELSTVO</text:span> <text:span text:style-name="T1">MĚSTA ………………..</text:span></text:p>
      <text:p text:style-name="Standard"/>
      <text:p text:style-name="P24">USNESENÍ</text:p>
      <text:p text:style-name="UsnKoho"><text:span text:style-name="T10">Zastupitelstva</text:span> <text:span text:style-name="T1">města ……………</text:span></text:p>
      <text:p text:style-name="P5"/>
      <text:p text:style-name="UsnKoho">číslo <text:span text:style-name="T1">….</text:span></text:p>
      <text:p text:style-name="UsnKoho">ze dne <text:span text:style-name="T1">……….</text:span> </text:p>
      <text:p text:style-name="P23">k založení spolku Otevřená města, z. s.</text:p>
      <text:p text:style-name="P5"/>
      <text:p text:style-name="P5"/>
      <text:p text:style-name="Usntučné"><text:span text:style-name="T10">Zastupitelstvo</text:span> <text:bookmark-start text:name="VH"/><text:span text:style-name="T1">města ……………..</text:span> <text:bookmark-end text:name="VH"/><text:s/></text:p>
      <text:p text:style-name="NazevOdstavce">I. <text:tab/><text:span text:style-name="T13">souhlasí,</text:span></text:p>
      <text:p text:style-name="P27"><text:span text:style-name="T10">aby se </text:span><text:span text:style-name="T23">město …</text:span><text:span text:style-name="T3">…………</text:span><text:span text:style-name="T11"> stalo členem spolku </text:span><text:span text:style-name="T12">samospráv </text:span><text:span text:style-name="T11">Otevřená města, z. s., </text:span><text:span text:style-name="T12">a schvaluje jeho </text:span><text:span text:style-name="T10">stanovy uvedené v příloze 1 tohoto usnesení</text:span><text:span text:style-name="T11">,</text:span></text:p>
      <text:p text:style-name="NazevOdstavce">II. <text:tab/><text:span text:style-name="T10">ukládá</text:span></text:p>
      <text:p text:style-name="P28"><text:span text:style-name="T5">radnímu ……………..</text:span><text:span text:style-name="T14"> </text:span><text:span text:style-name="T15">zajistit realizaci bodu I. tohoto usnesení.</text:span></text:p>
      <text:p text:style-name="Odstavec2_5f_Ukol"/>
      <text:p text:style-name="P1"/>
      <text:p text:style-name="P1"/>
      <text:p text:style-name="UsnKoho"><text:span text:style-name="T2">…………………………</text:span><text:span text:style-name="T1">..</text:span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UsnKoho">starosta <text:span text:style-name="T1">města ………….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UsnKoho"><text:span text:style-name="T2">…………………………</text:span><text:span text:style-name="T1">..</text:span></text:p>
      <text:p text:style-name="UsnKoho">místostarosta <text:span text:style-name="T1">města …………..</text:span></text:p>
      <text:p text:style-name="Standard"/>
      <text:p text:style-name="Standard"/>
      <text:p text:style-name="Standard"/>
      <text:p text:style-name="P4"><text:span text:style-name="T4">Příloha 1</text:span>: Stanovy spolku Otevřená města, z. s.<text:bookmark-start text:name="PATKA_START"/></text:p>
      <text:p text:style-name="Standard"/>
      <text:p text:style-name="Standard"/>
      <text:p text:style-name="Standard"/>
      <text:p text:style-name="Standard"/>
      <text:p text:style-name="Standard"/>
      <text:p text:style-name="P3"><text:s/><text:bookmark-end text:name="PATKA_START"/></text:p>
      <text:p text:style-name="P25"><text:span text:style-name="T4">Předkladatel:</text:span> <text:tab/><text:bookmark-start text:name="U_Predkl1"/><text:bookmark-start text:name="PREDKLADA"/><text:span text:style-name="T1">radní …………….</text:span> <text:bookmark-end text:name="U_Predkl1"/><text:bookmark-end text:name="PREDKLADA"/></text:p>
      <text:p text:style-name="P25"><text:span text:style-name="T4">Tisk:</text:span><text:tab/><text:span text:style-name="T1">……….</text:span></text:p>
      <text:p text:style-name="P25"><text:span text:style-name="T4">Provede:</text:span><text:tab/><text:span text:style-name="T1">radní …………….</text:span><text:tab/></text:p>
      <text:p text:style-name="P25"><text:span text:style-name="T4">Na vědomí:</text:span><text:tab/><text:span text:style-name="T1">odbor informatiky</text:span> </text:p>
      <text:p text:style-name="P26"><text:bookmark-start text:name="USN_OSO_PATA_TXT"/><text:s/><text:bookmark-end text:name="USN_OSO_PATA_TXT"/></text:p>
      <text:p text:style-name="P6"><text:bookmark-start text:name="PATKA_END"/><text:s/><text:bookmark-end text:name="PATKA_END"/></text:p>
      <text:p text:style-name="P22">Důvodová zpráva</text:p>
      <text:p text:style-name="Footer"/>
      <text:p text:style-name="P8">Cíle a povaha spolku</text:p>
      <text:p text:style-name="P6"><text:s/></text:p>
      <text:p text:style-name="P16">Zástupci <text:span text:style-name="T16">statutárního města Brna, městských částí Prahy 5, Prahy 6 a Prahy 7, Ďáblic, Mariánských lázní, Černošic, Psár, Nového města na Moravě a několika dalších</text:span> městských samospráv vyjádřili zájem založit spolek <text:span text:style-name="T6">Otevřená města</text:span>. <text:span text:style-name="T16">Řada z těchto samospráv má již cenné zkušenosti s otevřeným fungováním správy města.</text:span></text:p>
      <text:p text:style-name="Footer"/>
      <text:p text:style-name="Footer">Cílem spolku je podporovat otevřené fungování místních samospráv. Otevřeným fungováním se rozumí zejména pravidelné a přehledné zveřejňování informací, vstřícný přístup k občanům, vysoké možnosti zapojení občanů do veřejného dění, zprůhlednění veřejných zakázek od přípravy záměru až do odevzdání výsledku a také používání moderních a otevřených technologií ve veřejné správě. Jde <text:span text:style-name="T22">dále</text:span> o koordinaci řešení společných potřeb v oblasti informačních systémů, sdílení dobrých zkušeností na společné platformě a úsporu nákladů díky tomu, že nebude docházet k opakovanému vývoji technických řešení na míru. </text:p>
      <text:p text:style-name="Footer"/>
      <text:p text:style-name="Footer">Výhody společného postupu v této oblasti a členství ve spolku jsou:</text:p>
      <text:p text:style-name="Footer"/>
      <text:list xml:id="list8316221997878437810" text:style-name="WW8Num3">
        <text:list-item>
          <text:p text:style-name="P32"><text:span text:style-name="T6">Finanční úspory</text:span> díky možnosti centrálního zadávání zakázek, sdílení nákladů na technická řešení, rešerše apod.</text:p>
        </text:list-item>
        <text:list-item>
          <text:p text:style-name="P32"><text:span text:style-name="T7">Přístup k evropským fondům</text:span><text:span text:style-name="T16"> s </text:span>možnost<text:span text:style-name="T16">í</text:span> <text:span text:style-name="T16">koordinovaného </text:span>čerpání účelových dotací</text:p>
        </text:list-item>
        <text:list-item>
          <text:p text:style-name="P31"><text:span text:style-name="T6">Větší vyjednávací síla</text:span> při jednání s dodavateli software, kteří jsou často v monopolním postavení a požadují nepřiměřeně vysoké částky,</text:p>
        </text:list-item>
        <text:list-item>
          <text:p text:style-name="P31"><text:span text:style-name="T6">Kontakt s odborníky</text:span> z vysokých škol a neziskových organizací propagujícími snadný přístup k informacím, opakované použití informací, open source a otevřená data,</text:p>
        </text:list-item>
        <text:list-item>
          <text:p text:style-name="P31"><text:span text:style-name="T6">Zohlednění zájmů a specifik</text:span> každého členského města v projektech organizace, díky čemuž bude následně dodané řešení kvalitnější.</text:p>
        </text:list-item>
      </text:list>
      <text:p text:style-name="Footer"/>
      <text:p text:style-name="Footer">Spolek Otevřená města je ve fázi zakládání (dosud není oficiálně založen a zapsán v rejstříku). </text:p>
      <text:p text:style-name="Footer">Vznik spolku koordin<text:span text:style-name="T17">ovalo</text:span> občanské sdružení Oživení, <text:span text:style-name="T17">a to až do ustavení přípravného výboru, který byl konsensuálně sestaven na konferenci zástupců samospráv pořádané 21. října 2015 na Magistrátu města Brna (složení je v bodě 12 stanov a životopisy jeho členů budou na webu)</text:span>. Aktuální stav jednání jednotlivých samospráv o přistoupení k členství ve spolku je na adrese <text:a xlink:type="simple" xlink:href="http://www.otevrenamesta.cz/clenstvi/"><text:span text:style-name="Internet_20_link">http://www.otevrenamesta.cz/clenstvi/</text:span></text:a>.</text:p>
      <text:p text:style-name="Footer"/>
      <text:p text:style-name="P9">Připravované projekty</text:p>
      <text:p text:style-name="P11"/>
      <text:p text:style-name="P11">Jedním z prvních zamýšlených projektů je <text:span text:style-name="T4">společný registr smluv</text:span>, založený na tom, že členské samosprávy sjednotí databázové záznamy o svých smlouvách na půdorysu již expertně připravené datové věty. <text:s/>Tento registr smluv a datová věta jsou navržený významně bohatší, než politickými spory redukovaná podoba registru podle návrhu zákona o registru smluv. Zároveň je však s tímto případným „zákonným“ registrem plně kompatibilní a umožňuje přímý export dat.</text:p>
      <text:p text:style-name="P11"/>
      <text:p text:style-name="P11">Výhody společného registru by spočívaly v možnosti širokého srovnání cen a smluvních podmínek srovnatelných služeb a dodávek a tím snížení nákladů. Náklady na realizaci tohoto projektu jsou kalkulovány na cca 800 000.- Kč, a budou se hradit z rozpočtu spolku (viz dále). Další projekty budou záviset na přesném složení zakládajících členů a budou dojednány podle jejich specifických aktuálních potřeb.</text:p>
      <text:p text:style-name="Footer"><text:bookmark text:name="_GoBack"/></text:p>
      <text:p text:style-name="P8">Postup při zakládání</text:p>
      <text:p text:style-name="Footer"/>
      <text:p text:style-name="P17">V rámci procesu zakládání spolku zástupci měst dojedna<text:span text:style-name="T18">li na první konferenci</text:span> <text:span text:style-name="T18">v Praze 6 a druhé konferenci v Brně </text:span>obsah stanov, <text:span text:style-name="T18">určili</text:span> první představitele organizace, stanovi<text:span text:style-name="T18">li</text:span> výši vkladu a členského příspěvku (1,50 Kč na obyvatele). <text:span text:style-name="T22">Obsazení orgánů je zárukou toho, že spolek bude zohledňovat zájmy členských samospráv i naplňovat svůj cíl. Obsah stanov je konečný a nelze ho již po vyjednání měnit.</text:span></text:p>
      <text:p text:style-name="P17"><text:soft-page-break/></text:p>
      <text:p text:style-name="P19"><text:span text:style-name="T20">Předložené usnesení</text:span> <text:span text:style-name="T20">by měl být</text:span> projednán<text:span text:style-name="T20">o</text:span> Radou a <text:span text:style-name="T20">schváleno</text:span> Zastupitelstvem, neboť podle zákona patří zakládání právnických osob a schvalování jejich stanov do vyhrazené působnosti zastupitelstva (§ 84 odst. 2 písm. e) zákona č. 128/2000 Sb., o obcích, resp. odpovídající ustanovení u hl. m. Prahy a městských částí).</text:p>
      <text:p text:style-name="P17"/>
      <text:p text:style-name="P18">Schválení předloženého usnesení dává mandát <text:span text:style-name="T19">pověřenému zástupci města podepsat stanovy a zaslat je jménem města výboru podle čl. 12 stanov. Jakmile výbor obdrží aspoň 3 podpisy obcí a 1 podpis přidružené organizace, oznámí uchazečům, kteří dosud nezaslali potřebné listiny, že mohou listinu dodat ve lhůtě 3 měsíců. Uplynutím této lhůty nabývá podpis účinnosti a výbor navrhne zápis spolku do veřejného rejstříku, čímž spolek vznikne. Očekáváme, že by spolek vznikl na začátku roku 2016.</text:span></text:p>
      <text:p text:style-name="P18"/>
      <text:p text:style-name="P18"/>
      <text:p text:style-name="P8">Informace o projednání v rámci samosprávy</text:p>
      <text:p text:style-name="Footer"/>
      <text:p text:style-name="P12">Pokud navrhované usnesení projednala příslušná komise Rady, uveďte datum projednání a přijaté usnesení.</text:p>
      <text:p text:style-name="P13"/>
      <text:p text:style-name="P10">Kontakty na spolek</text:p>
      <text:p text:style-name="P13"/>
      <text:p text:style-name="P20">Marcel Kolaja, předseda výboru</text:p>
      <text:p text:style-name="P21">tel. 776 637 373</text:p>
      <text:p text:style-name="P21"><text:a xlink:type="simple" xlink:href="mailto:marcel@kolaja.eu">marcel@kolaja.eu</text:a> </text:p>
      <text:p text:style-name="P13"/>
      <text:p text:style-name="Footer">e-mailová konference: <text:a xlink:type="simple" xlink:href="mailto:konference@otevrenamesta.cz"><text:span text:style-name="Internet_20_link">konference@otevrenamesta.cz</text:span></text:a> </text:p>
      <text:p text:style-name="Footer">webové stránky: <text:a xlink:type="simple" xlink:href="http://www.otevrenamesta.cz/"><text:span text:style-name="Internet_20_link">www.otevrenamesta.cz/</text:span></text:a> </text:p>
      <text:p text:style-name="Footer">facebook: <text:a xlink:type="simple" xlink:href="https://www.facebook.com/otevrenamesta"><text:span text:style-name="Internet_20_link">https://www.facebook.com/otevrenamesta</text:span></text:a> </text:p>
      <text:p text:style-name="Footer"/>
      <text:p text:style-name="P7">Doplňující materiály</text:p>
      <text:p text:style-name="P6"><text:s/></text:p>
      <text:p text:style-name="P13"><text:span text:style-name="T8">Přílohy důvodové zprávy, podrobnosti o projektech a aktuální informace jsou uvedeny na internetové stránce spolku. </text:span><text:span text:style-name="T9">K důvodové zprávě přiložte vytištěné dokumenty v takovém rozsahu, v jakém je to u vás zvykem.</text:span></text:p>
      <text:p text:style-name="P13"/>
      <text:list xml:id="list8597067081732625248" text:style-name="WW8Num4">
        <text:list-item>
          <text:p text:style-name="P29"><text:a xlink:type="simple" xlink:href="http://www.otevrenamesta.cz/zakladame-spolek.html"><text:span text:style-name="Internet_20_link">Zakládáme spolek Otevřená města</text:span></text:a> (úvodní slovo) </text:p>
        </text:list-item>
        <text:list-item>
          <text:p text:style-name="P29"><text:a xlink:type="simple" xlink:href="http://www.otevrenamesta.cz/cile/"><text:span text:style-name="Internet_20_link">Cíle Otevřených měst</text:span></text:a> </text:p>
        </text:list-item>
        <text:list-item>
          <text:p text:style-name="P29"><text:a xlink:type="simple" xlink:href="http://www.otevrenamesta.cz/clenstvi/motivace/"><text:span text:style-name="Internet_20_link">7 důvodů pro členství</text:span></text:a> </text:p>
        </text:list-item>
        <text:list-item>
          <text:p text:style-name="P29"><text:a xlink:type="simple" xlink:href="http://www.otevrenamesta.cz/clenstvi/"><text:span text:style-name="Internet_20_link">Informace o členství</text:span></text:a> </text:p>
        </text:list-item>
        <text:list-item>
          <text:p text:style-name="P29"><text:a xlink:type="simple" xlink:href="http://www.otevrenamesta.cz/projekty/smlouvy/"><text:span text:style-name="Internet_20_link">Projekt Otevřené smlouvy</text:span></text:a> </text:p>
        </text:list-item>
        <text:list-item>
          <text:p text:style-name="P29"><text:a xlink:type="simple" xlink:href="http://www.otevrenamesta.cz/open-source/"><text:span text:style-name="Internet_20_link">Osvěta ohledně open source</text:span></text:a> </text:p>
        </text:list-item>
        <text:list-item>
          <text:p text:style-name="P29"><text:a xlink:type="simple" xlink:href="http://www.otevrenamesta.cz/media/docs/balicek/infografika-otevrenost.pdf"><text:span text:style-name="Internet_20_link">Infografika k otevřenosti</text:span></text:a> </text:p>
        </text:list-item>
        <text:list-item>
          <text:p text:style-name="P29"><text:span text:style-name="Internet_20_link"><text:span text:style-name="T21">S</text:span></text:span><text:a xlink:type="simple" xlink:href="http://www.otevrenamesta.cz/stanovy/"><text:span text:style-name="Internet_20_link">tanov</text:span></text:a><text:a xlink:type="simple" xlink:href="http://www.otevrenamesta.cz/stanovy/"><text:span text:style-name="Internet_20_link"><text:span text:style-name="T21">y</text:span></text:span></text:a><text:a xlink:type="simple" xlink:href="http://www.otevrenamesta.cz/stanovy/"><text:span text:style-name="Internet_20_link"> Otevřených měst</text:span></text:a> <text:span text:style-name="T24">(aktualizovaná verze z 2. 11. 2015)</text:span></text:p>
        </text:list-item>
        <text:list-item>
          <text:p text:style-name="P29"><text:a xlink:type="simple" xlink:href="http://www.otevrenamesta.cz/kontakty/"><text:span text:style-name="Internet_20_link">Kontakty</text:span></text:a> </text:p>
        </text:list-item>
      </text:list>
      <text:p text:style-name="P13"/>
      <text:p text:style-name="P13"/>
      <text:p text:style-name="P14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family="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/>
    </style:style>
    <style:style style:name="Odstavec1" style:family="paragraph" style:parent-style-name="Normální_20__28_web_29_">
      <style:paragraph-properties fo:margin-left="1.949cm" fo:margin-right="0cm" fo:margin-top="0.212cm" fo:margin-bottom="0.212cm" style:contextual-spacing="false" fo:text-align="justify" style:justify-single-word="false" fo:text-indent="-0.75cm" style:auto-text-indent="false"/>
      <style:text-properties style:font-size-complex="11pt"/>
    </style:style>
    <style:style style:name="Odstavec4" style:family="paragraph" style:parent-style-name="Normální_20__28_web_29_">
      <style:paragraph-properties fo:margin-left="1.588cm" fo:margin-right="0cm" fo:margin-top="0.106cm" fo:margin-bottom="0.106cm" style:contextual-spacing="false" fo:text-align="justify" style:justify-single-word="false" fo:text-indent="0cm" style:auto-text-indent="false"/>
      <style:text-properties style:font-size-complex="11pt"/>
    </style:style>
    <style:style style:name="Odstavec2" style:family="paragraph" style:parent-style-name="Odstavec4">
      <style:paragraph-properties fo:margin-left="1.199cm" fo:margin-right="0cm" fo:text-indent="0cm" style:auto-text-indent="false"/>
    </style:style>
    <style:style style:name="Ukol1" style:family="paragraph" style:parent-style-name="Standard">
      <style:paragraph-properties fo:margin-left="0cm" fo:margin-right="0cm" fo:margin-top="0cm" fo:margin-bottom="0.212cm" style:contextual-spacing="false" fo:text-align="end" style:justify-single-word="false" fo:text-indent="1.251cm" style:auto-text-indent="false"/>
      <style:text-properties style:font-size-complex="11pt"/>
    </style:style>
    <style:style style:name="NazevOdstavce" style:family="paragraph" style:parent-style-name="Standard">
      <style:paragraph-properties fo:margin-top="0.423cm" fo:margin-bottom="0cm" style:contextual-spacing="false" fo:keep-with-next="always"/>
      <style:text-properties fo:letter-spacing="0.099cm" fo:font-weight="bold" style:font-weight-asian="bold" style:font-size-complex="11pt"/>
    </style:style>
    <style:style style:name="NazevOdstavceSikmo" style:family="paragraph" style:parent-style-name="Normální_20__28_web_29_">
      <style:paragraph-properties fo:margin-top="0cm" fo:margin-bottom="0cm" style:contextual-spacing="false" fo:text-align="center" style:justify-single-word="false"/>
      <style:text-properties fo:font-style="italic" fo:font-weight="bold" style:font-style-asian="italic" style:font-weight-asian="bold" style:font-size-complex="11pt"/>
    </style:style>
    <style:style style:name="Rozvržení_20_dokumentu" style:display-name="Rozvržení dokumentu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NositelUkolu_5f_3" style:display-name="NositelUkolu_3" style:family="paragraph" style:parent-style-name="Standard">
      <style:paragraph-properties fo:margin-left="1.27cm" fo:margin-right="0cm" fo:margin-top="0.106cm" fo:margin-bottom="0.106cm" style:contextual-spacing="false" fo:text-align="justify" style:justify-single-word="false" fo:text-indent="0cm" style:auto-text-indent="false"/>
      <style:text-properties style:text-underline-style="solid" style:text-underline-width="auto" style:text-underline-color="font-color" style:font-size-complex="11pt"/>
    </style:style>
    <style:style style:name="NositelUkolu_5f_1" style:display-name="NositelUkolu_1" style:family="paragraph" style:parent-style-name="Standard">
      <style:paragraph-properties fo:margin-left="1.27cm" fo:margin-right="0cm" fo:margin-top="0.106cm" fo:margin-bottom="0.106cm" style:contextual-spacing="false" fo:text-align="justify" style:justify-single-word="false" fo:text-indent="0cm" style:auto-text-indent="false" fo:keep-with-next="always"/>
      <style:text-properties style:text-underline-style="solid" style:text-underline-width="auto" style:text-underline-color="font-color" style:font-size-complex="11pt"/>
    </style:style>
    <style:style style:name="NositelUkolu_5f_0" style:display-name="NositelUkolu_0" style:family="paragraph" style:parent-style-name="NositelUkolu_5f_1">
      <style:paragraph-properties fo:margin-left="0cm" fo:margin-right="0cm" fo:text-indent="0cm" style:auto-text-indent="false"/>
    </style:style>
    <style:style style:name="Odstavec4_5f_Ukol" style:display-name="Odstavec4_Ukol" style:family="paragraph" style:parent-style-name="Odstavec4"/>
    <style:style style:name="Odstavec3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size-complex="11pt"/>
    </style:style>
    <style:style style:name="Odstavec2_5f_Ukol" style:display-name="Odstavec2_Ukol" style:family="paragraph" style:parent-style-name="Odstavec2">
      <style:paragraph-properties fo:margin-left="2.551cm" fo:margin-right="0cm" fo:text-indent="-0.75cm" style:auto-text-indent="false" fo:keep-with-next="always"/>
    </style:style>
    <style:style style:name="Odstavec3_5f_Ukol" style:display-name="Odstavec3_Ukol" style:family="paragraph" style:parent-style-name="Odstavec2_5f_Ukol"/>
    <style:style style:name="Header" style:family="paragraph" style:parent-style-name="Standard" style:class="extra"/>
    <style:style style:name="Footer" style:family="paragraph" style:parent-style-name="Standard" style:class="extra"/>
    <style:style style:name="PodCarou" style:family="paragraph" style:parent-style-name="Footer">
      <style:text-properties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Subjekt" style:family="paragraph" style:parent-style-name="Standard">
      <style:paragraph-properties fo:margin-left="0.501cm" fo:margin-right="0cm" fo:margin-top="0.212cm" fo:margin-bottom="0cm" style:contextual-spacing="false" fo:text-align="center" style:justify-single-word="false" fo:text-indent="0cm" style:auto-text-indent="false"/>
      <style:text-properties fo:font-style="italic" style:text-underline-style="solid" style:text-underline-width="auto" style:text-underline-color="font-color" style:font-style-asian="italic"/>
    </style:style>
    <style:style style:name="Meziradek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/>
      <style:text-properties fo:font-size="8pt" style:text-underline-style="solid" style:text-underline-width="auto" style:text-underline-color="font-color" style:letter-kerning="true" style:font-size-asian="8pt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Usnesení" style:family="paragraph" style:parent-style-name="Header"/>
    <style:style style:name="Velké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UsnKoho" style:family="paragraph" style:parent-style-name="Standard">
      <style:paragraph-properties fo:text-align="center" style:justify-single-word="false"/>
    </style:style>
    <style:style style:name="Usntučné" style:family="paragraph" style:parent-style-name="Standard">
      <style:paragraph-properties fo:margin-top="0.106cm" fo:margin-bottom="0.106cm" style:contextual-spacing="false"/>
      <style:text-properties fo:font-weight="bold" style:font-weight-asian="bold"/>
    </style:style>
    <style:style style:name="Paticka1" style:family="paragraph" style:parent-style-name="Standard">
      <style:paragraph-properties fo:margin-left="2.501cm" fo:margin-right="0cm" fo:text-indent="-2.501cm" style:auto-text-indent="false"/>
    </style:style>
    <style:style style:name="Odstavec1b" style:family="paragraph" style:parent-style-name="Odstavec1">
      <style:paragraph-properties fo:margin-left="1.199cm" fo:margin-right="0cm" fo:text-indent="0cm" style:auto-text-indent="false"/>
    </style:style>
    <style:style style:name="Odstavec2b" style:family="paragraph" style:parent-style-name="Odstavec2"/>
    <style:style style:name="Odstavec3b" style:family="paragraph" style:parent-style-name="Odstavec3"/>
    <style:style style:name="Odstavec4b" style:family="paragraph" style:parent-style-name="Odstavec4"/>
    <style:style style:name="NositelUkolu_5f_0Bez" style:display-name="NositelUkolu_0Bez" style:family="paragraph" style:parent-style-name="NositelUkolu_5f_0">
      <style:text-properties style:text-underline-style="none"/>
    </style:style>
    <style:style style:name="NositelUkolu_5f_1Bez" style:display-name="NositelUkolu_1Bez" style:family="paragraph" style:parent-style-name="NositelUkolu_5f_1">
      <style:text-properties style:text-underline-style="none"/>
    </style:style>
    <style:style style:name="NositelUkolu_5f_2Bez" style:display-name="NositelUkolu_2Bez" style:family="paragraph" style:parent-style-name="NositelUkolu_5f_1Bez">
      <style:paragraph-properties fo:text-align="start" style:justify-single-word="false"/>
    </style:style>
    <style:style style:name="NositelUkolu_5f_3Bez" style:display-name="NositelUkolu_3Bez" style:family="paragraph" style:parent-style-name="NositelUkolu_5f_3">
      <style:text-properties style:text-underline-style="none"/>
    </style:style>
    <style:style style:name="HorniIndex1" style:family="paragraph" style:parent-style-name="Odstavec1">
      <style:text-properties style:text-position="super 58%"/>
    </style:style>
    <style:style style:name="Odstavec1_5f_Rekapb" style:display-name="Odstavec1_Rekapb" style:family="paragraph" style:parent-style-name="Odstavec1">
      <style:paragraph-properties fo:keep-with-next="always"/>
      <style:text-properties fo:letter-spacing="0.042cm" style:text-underline-style="solid" style:text-underline-width="auto" style:text-underline-color="font-color" fo:font-weight="bold" style:font-weight-asian="bold"/>
    </style:style>
    <style:style style:name="NositelUkolu_5f_2" style:display-name="NositelUkolu_2" style:family="paragraph" style:parent-style-name="NositelUkolu_5f_1"/>
    <style:style style:name="SubjektHorniIndex" style:family="paragraph" style:parent-style-name="Subjekt">
      <style:text-properties style:text-position="super 58%"/>
    </style:style>
    <style:style style:name="Odstavec1_5f_NoEnterA" style:display-name="Odstavec1_NoEnterA" style:family="paragraph" style:parent-style-name="Odstavec1"/>
    <style:style style:name="Odstavec1_5f_NoEnterB" style:display-name="Odstavec1_NoEnterB" style:family="paragraph" style:parent-style-name="Odstavec1">
      <style:paragraph-properties fo:margin-left="2cm" fo:margin-right="0cm" fo:text-indent="0cm" style:auto-text-indent="false"/>
    </style:style>
    <style:style style:name="Odstavec1_5f_NoEnterC" style:display-name="Odstavec1_NoEnterC" style:family="paragraph" style:parent-style-name="Odstavec1">
      <style:paragraph-properties fo:margin-left="2cm" fo:margin-right="0cm" fo:text-indent="0cm" style:auto-text-indent="false"/>
    </style:style>
    <style:style style:name="Odstavec2_5f_NoEnterA" style:display-name="Odstavec2_NoEnterA" style:family="paragraph" style:parent-style-name="Odstavec2"/>
    <style:style style:name="Odstavec2_5f_NoEnterB" style:display-name="Odstavec2_NoEnterB" style:family="paragraph" style:parent-style-name="Odstavec2"/>
    <style:style style:name="Odstavec2_5f_NoEnterC" style:display-name="Odstavec2_NoEnterC" style:family="paragraph" style:parent-style-name="Odstavec2"/>
    <style:style style:name="Odstavec3_5f_NoEnterA" style:display-name="Odstavec3_NoEnterA" style:family="paragraph" style:parent-style-name="Odstavec3"/>
    <style:style style:name="Odstavec3_5f_NoEnterB" style:display-name="Odstavec3_NoEnterB" style:family="paragraph" style:parent-style-name="Odstavec3"/>
    <style:style style:name="Odstavec3_5f_NoEnterC" style:display-name="Odstavec3_NoEnterC" style:family="paragraph" style:parent-style-name="Odstavec3"/>
    <style:style style:name="Odstavec4_5f_NoEnterA" style:display-name="Odstavec4_NoEnterA" style:family="paragraph" style:parent-style-name="Odstavec4"/>
    <style:style style:name="Odstavec4_5f_NoEnterB" style:display-name="Odstavec4_NoEnterB" style:family="paragraph" style:parent-style-name="Odstavec4"/>
    <style:style style:name="Odstavec4_5f_NoEnterC" style:display-name="Odstavec4_NoEnterC" style:family="paragraph" style:parent-style-name="Odstavec4"/>
    <style:style style:name="Odstavec2_5f_Ukol_5f_NoEnterA" style:display-name="Odstavec2_Ukol_NoEnterA" style:family="paragraph" style:parent-style-name="Odstavec2_5f_Ukol"/>
    <style:style style:name="Odstavec2_5f_Ukol_5f_NoEnterB" style:display-name="Odstavec2_Ukol_NoEnterB" style:family="paragraph" style:parent-style-name="Odstavec2_5f_Ukol"/>
    <style:style style:name="Odstavec2_5f_Ukol_5f_NoEnterC" style:display-name="Odstavec2_Ukol_NoEnterC" style:family="paragraph" style:parent-style-name="Odstavec2_5f_Ukol"/>
    <style:style style:name="Odstavec1b_5f_NoEnterA" style:display-name="Odstavec1b_NoEnterA" style:family="paragraph" style:parent-style-name="Odstavec1b"/>
    <style:style style:name="Odstavec1b_5f_NoEnterB" style:display-name="Odstavec1b_NoEnterB" style:family="paragraph" style:parent-style-name="Odstavec1b"/>
    <style:style style:name="Odstavec1b_5f_NoEnterC" style:display-name="Odstavec1b_NoEnterC" style:family="paragraph" style:parent-style-name="Odstavec1b"/>
    <style:style style:name="Odstavec2b_5f_NoEnterA" style:display-name="Odstavec2b_NoEnterA" style:family="paragraph" style:parent-style-name="Odstavec2b"/>
    <style:style style:name="Odstavec2b_5f_NoEnterB" style:display-name="Odstavec2b_NoEnterB" style:family="paragraph" style:parent-style-name="Odstavec2b"/>
    <style:style style:name="Odstavec2b_5f_NoEnterC" style:display-name="Odstavec2b_NoEnterC" style:family="paragraph" style:parent-style-name="Odstavec2b"/>
    <style:style style:name="Odstavec3b_5f_NoEnterA" style:display-name="Odstavec3b_NoEnterA" style:family="paragraph" style:parent-style-name="Odstavec3"/>
    <style:style style:name="Odstavec3b_5f_NoEnterB" style:display-name="Odstavec3b_NoEnterB" style:family="paragraph" style:parent-style-name="Odstavec3b"/>
    <style:style style:name="Odstavec3b_5f_NoEnterC" style:display-name="Odstavec3b_NoEnterC" style:family="paragraph" style:parent-style-name="Odstavec3b"/>
    <style:style style:name="Odstavec4b_5f_NoEnterA" style:display-name="Odstavec4b_NoEnterA" style:family="paragraph" style:parent-style-name="Odstavec4b"/>
    <style:style style:name="Odstavec4b_5f_NoEnterB" style:display-name="Odstavec4b_NoEnterB" style:family="paragraph" style:parent-style-name="Odstavec4b"/>
    <style:style style:name="Odstavec4b_5f_NoEnterC" style:display-name="Odstavec4b_NoEnterC" style:family="paragraph" style:parent-style-name="Odstavec4b"/>
    <style:style style:name="Odstavec1_5f_Rekapb_5f_NoEnterA" style:display-name="Odstavec1_Rekapb_NoEnterA" style:family="paragraph" style:parent-style-name="Odstavec1_5f_Rekapb"/>
    <style:style style:name="Odstavec1_5f_Rekapb_5f_NoEnterB" style:display-name="Odstavec1_Rekapb_NoEnterB" style:family="paragraph" style:parent-style-name="Odstavec1_5f_Rekapb">
      <style:paragraph-properties fo:margin-left="1.199cm" fo:margin-right="0cm" fo:text-indent="0cm" style:auto-text-indent="false"/>
      <style:text-properties fo:letter-spacing="normal" style:text-underline-style="none" fo:font-weight="normal" style:font-weight-asian="normal"/>
    </style:style>
    <style:style style:name="Odstavec1_5f_Rekapb_5f_NoEnterC" style:display-name="Odstavec1_Rekapb_NoEnterC" style:family="paragraph" style:parent-style-name="Odstavec1_5f_Rekapb">
      <style:paragraph-properties fo:margin-left="1.199cm" fo:margin-right="0cm" fo:text-indent="0cm" style:auto-text-indent="false"/>
      <style:text-properties fo:letter-spacing="normal" style:text-underline-style="none" fo:font-weight="normal" style:font-weight-asian="normal"/>
    </style:style>
    <style:style style:name="Odstavec2_5f_Ukolb" style:display-name="Odstavec2_Ukolb" style:family="paragraph" style:parent-style-name="Odstavec2_5f_Ukol">
      <style:paragraph-properties fo:text-align="start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Standardní_20_písmo_20_odstavce" style:display-name="Standardní písmo odstavce" style:family="text"/>
    <style:style style:name="Normální_20__28_web_29__20_Char" style:display-name="Normální (web) Char" style:family="text">
      <style:text-properties fo:font-size="12pt" fo:language="cs" fo:country="CZ" style:font-size-asian="12pt" style:font-size-complex="12pt" style:language-complex="ar" style:country-complex="SA"/>
    </style:style>
    <style:style style:name="Odstavec4_20_Char" style:display-name="Odstavec4 Char" style:family="text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4_5f_Ukol_20_Char" style:display-name="Odstavec4_Ukol Char" style:family="text" style:parent-style-name="Odstavec4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2_20_Char" style:display-name="Odstavec2 Char" style:family="text" style:parent-style-name="Odstavec4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1_20_Char" style:display-name="Odstavec1 Char" style:family="text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Page_20_Number" style:display-name="Page Number" style:family="text" style:parent-style-name="Standardní_20_písmo_20_odstavce"/>
    <style:style style:name="Odstavec2_5f_Ukol_20_Char" style:display-name="Odstavec2_Ukol Char" style:family="text" style:parent-style-name="Odstavec2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Rozvržení_20_dokumentu_20_Char" style:display-name="Rozvržení dokumentu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Znaky_20_pro_20_vysvětlivky" style:display-name="WW-Znaky pro vysvětlivky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2.501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nesení Rady HMP</dc:title>
    <meta:initial-creator>Mgr.Bc. Jakub Michálek</meta:initial-creator>
    <meta:creation-date>2015-06-09T16:26:00</meta:creation-date>
    <dc:date>2015-11-02T15:09:46.278666070</dc:date>
    <meta:print-date>2015-06-08T18:38:00</meta:print-date>
    <meta:editing-cycles>4</meta:editing-cycles>
    <meta:editing-duration>PT3M</meta:editing-duration>
    <meta:generator>LibreOffice/4.2.8.2$Linux_X86_64 LibreOffice_project/420m0$Build-2</meta:generator>
    <meta:document-statistic meta:table-count="1" meta:image-count="0" meta:object-count="0" meta:page-count="3" meta:paragraph-count="66" meta:word-count="817" meta:character-count="5685" meta:non-whitespace-character-count="4912"/>
  </office:meta>
</office:document-meta>
</file>